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.101cm" fo:margin-bottom="0.101cm" style:contextual-spacing="false"/>
      <style:text-properties fo:font-size="14pt" officeooo:rsid="001331c4" officeooo:paragraph-rsid="001331c4" style:font-size-asian="14pt" style:font-size-complex="14pt"/>
    </style:style>
    <style:style style:name="P2" style:family="paragraph" style:parent-style-name="Text_20_body">
      <style:text-properties officeooo:rsid="001331c4" officeooo:paragraph-rsid="001331c4"/>
    </style:style>
    <style:style style:name="P3" style:family="paragraph" style:parent-style-name="Text_20_body">
      <style:paragraph-properties fo:margin-top="0cm" fo:margin-bottom="0cm" style:contextual-spacing="false"/>
      <style:text-properties fo:font-size="14pt" officeooo:rsid="001331c4" officeooo:paragraph-rsid="001331c4" style:font-size-asian="14pt" style:font-size-complex="14pt"/>
    </style:style>
    <style:style style:name="P4" style:family="paragraph" style:parent-style-name="Text_20_body">
      <style:paragraph-properties fo:margin-top="0.101cm" fo:margin-bottom="0.101cm" style:contextual-spacing="false"/>
      <style:text-properties fo:font-size="14pt" officeooo:rsid="001331c4" officeooo:paragraph-rsid="001331c4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ES Joan Ramis I Ramis</text:h>
      <text:p text:style-name="P2"/>
      <text:p text:style-name="P3">Sr. Martín Odegaard</text:p>
      <text:p text:style-name="P3">Gerent de l’empresa Xerox de Menorca</text:p>
      <text:p text:style-name="P3">Carrer María Lluisa Serra</text:p>
      <text:p text:style-name="P3">Maó</text:p>
      <text:p text:style-name="P3"/>
      <text:p text:style-name="P3"/>
      <text:p text:style-name="P3"/>
      <text:p text:style-name="P3">Senyor,</text:p>
      <text:p text:style-name="P3"/>
      <text:p text:style-name="P3">Recentment vem tenir uns problemes bastant grossos amb 2 dels Multifuncions que tenim a l’institut.</text:p>
      <text:p text:style-name="P3"/>
      <text:p text:style-name="P4">Atès que esteim interessats a demanar 2 de nous, us confirmam la comanda de 2 unitats del següent model:</text:p>
      <text:h text:style-name="P1" text:outline-level="1">HP ENVY 6430e</text:h>
      <text:p text:style-name="P3"/>
      <text:p text:style-name="P3"/>
      <text:p text:style-name="P3">Mentre esperam la nostra comanda, us saludam ben atentament</text:p>
      <text:p text:style-name="P3"/>
      <text:p text:style-name="P3"/>
      <text:p text:style-name="P3">[rúbrica]</text:p>
      <text:p text:style-name="P3"/>
      <text:p text:style-name="P3"/>
      <text:p text:style-name="P3">Nacho Vicent</text:p>
      <text:p text:style-name="P3">Cap d’estudis de IES Joan Ramis i Ramis</text:p>
      <text:p text:style-name="P3"/>
      <text:p text:style-name="P3"/>
      <text:p text:style-name="P3">Maó, 10 de Novembre del 2023</text:p>
      <text:p text:style-name="P3"/>
      <text:p text:style-name="P3"/>
      <text:p text:style-name="P3"/>
      <text:p text:style-name="P3"/>
      <text:p text:style-name="P3">PD: Moltes gràcies per la impressora bàsica que ens vau enviar, segueix funcionant a la perfecció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8:50:08.366902865</meta:creation-date>
    <dc:date>2023-11-10T09:18:44.836384954</dc:date>
    <meta:editing-duration>PT28M36S</meta:editing-duration>
    <meta:editing-cycles>1</meta:editing-cycles>
    <meta:generator>LibreOffice/7.5.7.1$Linux_X86_64 LibreOffice_project/50$Build-1</meta:generator>
    <meta:document-statistic meta:table-count="0" meta:image-count="0" meta:object-count="0" meta:page-count="1" meta:paragraph-count="15" meta:word-count="99" meta:character-count="573" meta:non-whitespace-character-count="489"/>
  </office:meta>
</office:document-meta>
</file>